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6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2925in" svg:y="0.1728in">
            <draw:object draw:notify-on-update-of-ranges="Sheet1.B1:Sheet1.D1 Sheet1.A5:Sheet1.A5 Sheet1.B5:Sheet1.D5 Sheet1.A3:Sheet1.A3 Sheet1.B3:Sheet1.D3 Sheet1.A7:Sheet1.A7 Sheet1.B7:Sheet1.D7 Sheet1.A6:Sheet1.A6 Sheet1.B6:Sheet1.D6 Sheet1.A8:Sheet1.A8 Sheet1.B8:Sheet1.D8 Sheet1.A2:Sheet1.A2 Sheet1.B2:Sheet1.D2 Sheet1.A4:Sheet1.A4 Sheet1.B4:Sheet1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.3083in" svg:height="3.5461in" svg:x="11.9756in" svg:y="0in">
            <draw:object draw:notify-on-update-of-ranges="Sheet1.A10:Sheet1.A10 Sheet1.B10:Sheet1.B10 Sheet1.A11:Sheet1.A11 Sheet1.B11:Sheet1.B11 Sheet1.A12:Sheet1.A12 Sheet1.B12:Sheet1.B12 Sheet1.A13:Sheet1.A13 Sheet1.B13:Sheet1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.2224in" svg:height="3.5465in" svg:x="12.022in" svg:y="3.7579in">
            <draw:object draw:notify-on-update-of-ranges="Sheet1.A10:Sheet1.A10 Sheet1.C10:Sheet1.C10 Sheet1.A11:Sheet1.A11 Sheet1.C11:Sheet1.C11 Sheet1.A12:Sheet1.A12 Sheet1.C12:Sheet1.C12 Sheet1.A13:Sheet1.A13 Sheet1.C13:Sheet1.C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.35in" svg:height="3.5465in" svg:x="6.0594in" svg:y="4.2693in">
            <draw:object draw:notify-on-update-of-ranges="Sheet1.D10:Sheet1.D10 Sheet1.A11:Sheet1.A11 Sheet1.D11:Sheet1.D11 Sheet1.A12:Sheet1.A12 Sheet1.D12:Sheet1.D12 Sheet1.A13:Sheet1.A13 Sheet1.D13:Sheet1.D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/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98304" calcext:value-type="float">
            <text:p>98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I b.m. 1</text:p>
          </table:table-cell>
          <table:table-cell office:value-type="float" office:value="1433508" calcext:value-type="float">
            <text:p>1433508</text:p>
          </table:table-cell>
          <table:table-cell office:value-type="float" office:value="4041141" calcext:value-type="float">
            <text:p>4041141</text:p>
          </table:table-cell>
          <table:table-cell office:value-type="float" office:value="353765852" calcext:value-type="float">
            <text:p>353765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I b.m. 2</text:p>
          </table:table-cell>
          <table:table-cell office:value-type="float" office:value="424820" calcext:value-type="float">
            <text:p>424820</text:p>
          </table:table-cell>
          <table:table-cell office:value-type="float" office:value="1365560" calcext:value-type="float">
            <text:p>1365560</text:p>
          </table:table-cell>
          <table:table-cell office:value-type="float" office:value="99461208" calcext:value-type="float">
            <text:p>994612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 b.m. 1</text:p>
          </table:table-cell>
          <table:table-cell office:value-type="float" office:value="1419674" calcext:value-type="float">
            <text:p>1419674</text:p>
          </table:table-cell>
          <table:table-cell office:value-type="float" office:value="4065025" calcext:value-type="float">
            <text:p>4065025</text:p>
          </table:table-cell>
          <table:table-cell office:value-type="float" office:value="353721887" calcext:value-type="float">
            <text:p>3537218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 b.m. 2</text:p>
          </table:table-cell>
          <table:table-cell office:value-type="float" office:value="422245" calcext:value-type="float">
            <text:p>422245</text:p>
          </table:table-cell>
          <table:table-cell office:value-type="float" office:value="1065359" calcext:value-type="float">
            <text:p>1065359</text:p>
          </table:table-cell>
          <table:table-cell office:value-type="float" office:value="79519859" calcext:value-type="float">
            <text:p>79519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+MG b.m. 1</text:p>
          </table:table-cell>
          <table:table-cell office:value-type="float" office:value="367441" calcext:value-type="float">
            <text:p>367441</text:p>
          </table:table-cell>
          <table:table-cell office:value-type="float" office:value="1447024" calcext:value-type="float">
            <text:p>1447024</text:p>
          </table:table-cell>
          <table:table-cell office:value-type="float" office:value="349491385" calcext:value-type="float">
            <text:p>349491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+MG b.m. 3</text:p>
          </table:table-cell>
          <table:table-cell office:value-type="float" office:value="364935" calcext:value-type="float">
            <text:p>364935</text:p>
          </table:table-cell>
          <table:table-cell office:value-type="float" office:value="1443646" calcext:value-type="float">
            <text:p>1443646</text:p>
          </table:table-cell>
          <table:table-cell office:value-type="float" office:value="349490846" calcext:value-type="float">
            <text:p>3494908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 b.m. 3</text:p>
          </table:table-cell>
          <table:table-cell office:value-type="float" office:value="1228914" calcext:value-type="float">
            <text:p>1228914</text:p>
          </table:table-cell>
          <table:table-cell office:value-type="float" office:value="3128028" calcext:value-type="float">
            <text:p>3128028</text:p>
          </table:table-cell>
          <table:table-cell office:value-type="float" office:value="351166742" calcext:value-type="float">
            <text:p>351166742</text:p>
          </table:table-cell>
          <table:table-cell table:number-columns-repeated="12"/>
        </table:table-row>
        <table:table-row table:style-name="ro2">
          <table:table-cell table:style-name="ce1"/>
          <table:table-cell table:number-columns-repeated="15"/>
        </table:table-row>
        <table:table-row table:style-name="ro1"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I</text:p>
          </table:table-cell>
          <table:table-cell office:value-type="float" office:value="1012011" calcext:value-type="float">
            <text:p>1012011</text:p>
          </table:table-cell>
          <table:table-cell office:value-type="float" office:value="8412501" calcext:value-type="float">
            <text:p>8412501</text:p>
          </table:table-cell>
          <table:table-cell office:value-type="float" office:value="30572059" calcext:value-type="float">
            <text:p>30572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</text:p>
          </table:table-cell>
          <table:table-cell office:value-type="float" office:value="1015552" calcext:value-type="float">
            <text:p>1015552</text:p>
          </table:table-cell>
          <table:table-cell office:value-type="float" office:value="8396770" calcext:value-type="float">
            <text:p>8396770</text:p>
          </table:table-cell>
          <table:table-cell office:value-type="float" office:value="30445204" calcext:value-type="float">
            <text:p>30445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I+MG</text:p>
          </table:table-cell>
          <table:table-cell office:value-type="float" office:value="770250" calcext:value-type="float">
            <text:p>770250</text:p>
          </table:table-cell>
          <table:table-cell office:value-type="float" office:value="7301999" calcext:value-type="float">
            <text:p>7301999</text:p>
          </table:table-cell>
          <table:table-cell office:value-type="float" office:value="26598785" calcext:value-type="float">
            <text:p>26598785</text:p>
          </table:table-cell>
          <table:table-cell table:number-columns-repeated="12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style-name="ce1"/>
          <table:table-cell/>
          <table:table-cell table:style-name="Default"/>
          <table:table-cell table:number-columns-repeated="13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style-name="ce1"/>
          <table:table-cell/>
          <table:table-cell table:style-name="Default" table:number-columns-repeated="2"/>
          <table:table-cell table:number-columns-repeated="12"/>
        </table:table-row>
        <table:table-row table:style-name="ro2" table:number-rows-repeated="6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1:41:21.34393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Larsson</meta:initial-creator>
    <meta:creation-date>2014-10-11T15:08:19.252892740</meta:creation-date>
    <dc:date>2014-10-12T14:22:01.421338650</dc:date>
    <dc:creator>Dan Larsson</dc:creator>
    <meta:editing-duration>PT44M36S</meta:editing-duration>
    <meta:editing-cycles>4</meta:editing-cycles>
    <meta:generator>LibreOffice/4.2.4.2$Linux_X86_64 LibreOffice_project/63150712c6d317d27ce2db16eb94c2f3d7b699f8</meta:generator>
    <meta:document-statistic meta:table-count="1" meta:cell-count="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864cm" svg:height="9.008cm" xlink:href=".." xlink:type="simple" chart:class="chart:bar" chart:style-name="ch1">
        <chart:plot-area chart:style-name="ch2" table:cell-range-address="Sheet1.A10:Sheet1.B13" chart:data-source-has-labels="both" svg:x="0.567cm" svg:y="0.855cm" svg:width="5.063cm" svg:height="7.553cm">
          <chartooo:coordinate-region svg:x="2.186cm" svg:y="1.065cm" svg:width="3.444cm" svg:height="6.674cm"/>
          <chart:axis chart:dimension="x" chart:name="primary-x" chart:style-name="ch3" chartooo:axis-type="auto">
            <chartooo:date-scale/>
            <chart:categories table:cell-range-address="Sheet1.B10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1" chart:label-cell-address="Sheet1.A11:Sheet1.A11" chart:class="chart:bar">
            <chart:data-point/>
          </chart:series>
          <chart:series chart:style-name="ch7" chart:values-cell-range-address="Sheet1.B12:Sheet1.B12" chart:label-cell-address="Sheet1.A12:Sheet1.A12" chart:class="chart:bar">
            <chart:data-point/>
          </chart:series>
          <chart:series chart:style-name="ch8" chart:values-cell-range-address="Sheet1.B13:Sheet1.B13" chart:label-cell-address="Sheet1.A13:Sheet1.A1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I</text:p>
                <draw:g>
                  <svg:desc>Sheet1.A11:Sheet1.A11</svg:desc>
                </draw:g>
              </table:table-cell>
              <table:table-cell office:value-type="float" office:value="1012011">
                <text:p>1012011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MESI</text:p>
                <draw:g>
                  <svg:desc>Sheet1.A12:Sheet1.A12</svg:desc>
                </draw:g>
              </table:table-cell>
              <table:table-cell office:value-type="float" office:value="1015552">
                <text:p>1015552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MESI+MG</text:p>
                <draw:g>
                  <svg:desc>Sheet1.A13:Sheet1.A13</svg:desc>
                </draw:g>
              </table:table-cell>
              <table:table-cell office:value-type="float" office:value="770250">
                <text:p>770250</text:p>
                <draw:g>
                  <svg:desc>Sheet1.B13:Sheet1.B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00000" chart:maximum="4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3 1 5 4 6 0 2" chart:style-name="ch1">
        <chart:legend chart:legend-position="end" svg:x="12.37cm" svg:y="2.63cm" style:legend-expansion="high" chart:style-name="ch2"/>
        <chart:plot-area chart:style-name="ch3" table:cell-range-address="Sheet1.A1:Sheet1.D8" chart:data-source-has-labels="both" svg:x="1.296cm" svg:y="0.855cm" svg:width="10.434cm" svg:height="7.019cm">
          <chartooo:coordinate-region svg:x="3.305cm" svg:y="0.855cm" svg:width="8.425cm" svg:height="6.351cm"/>
          <chart:axis chart:dimension="x" chart:name="primary-x" chart:style-name="ch4" chartooo:axis-type="auto">
            <chartooo:date-scale/>
            <chart:title svg:x="5.577cm" svg:y="8.055cm" chart:style-name="ch5">
              <text:p>Counter Size</text:p>
            </chart:title>
            <chart:categories table:cell-range-address="Sheet1.B1:Sheet1.D1"/>
          </chart:axis>
          <chart:axis chart:dimension="y" chart:name="primary-y" chart:style-name="ch6">
            <chart:title svg:x="0.451cm" svg:y="4.896cm" chart:style-name="ch7">
              <text:p>Cycl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B5:Sheet1.D5" chart:label-cell-address="Sheet1.A5:Sheet1.A5" chart:class="chart:bar">
            <chart:data-point chart:repeated="3"/>
          </chart:series>
          <chart:series chart:style-name="ch10" chart:values-cell-range-address="Sheet1.B3:Sheet1.D3" chart:label-cell-address="Sheet1.A3:Sheet1.A3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series chart:style-name="ch12" chart:values-cell-range-address="Sheet1.B6:Sheet1.D6" chart:label-cell-address="Sheet1.A6:Sheet1.A6" chart:class="chart:bar">
            <chart:data-point chart:repeated="3"/>
          </chart:series>
          <chart:series chart:style-name="ch13" chart:values-cell-range-address="Sheet1.B8:Sheet1.D8" chart:label-cell-address="Sheet1.A8:Sheet1.A8" chart:class="chart:bar">
            <chart:data-point chart:repeated="3"/>
          </chart:series>
          <chart:series chart:style-name="ch14" chart:values-cell-range-address="Sheet1.B2:Sheet1.D2" chart:label-cell-address="Sheet1.A2:Sheet1.A2" chart:class="chart:bar">
            <chart:data-point chart:repeated="3"/>
          </chart:series>
          <chart:series chart:style-name="ch15" chart:values-cell-range-address="Sheet1.B4:Sheet1.D4" chart:label-cell-address="Sheet1.A4:Sheet1.A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0</text:p>
                <draw:g>
                  <svg:desc>Sheet1.B1:Sheet1.D1</svg:desc>
                </draw:g>
              </table:table-cell>
              <table:table-cell office:value-type="float" office:value="1536">
                <text:p>1540</text:p>
              </table:table-cell>
              <table:table-cell office:value-type="float" office:value="98304">
                <text:p>98300</text:p>
              </table:table-cell>
            </table:table-row>
          </table:table-header-rows>
          <table:table-rows>
            <table:table-row>
              <table:table-cell office:value-type="string">
                <text:p>MESI b.m. 2</text:p>
                <draw:g>
                  <svg:desc>Sheet1.A5:Sheet1.A5</svg:desc>
                </draw:g>
              </table:table-cell>
              <table:table-cell office:value-type="float" office:value="422245">
                <text:p>422245</text:p>
                <draw:g>
                  <svg:desc>Sheet1.B5:Sheet1.D5</svg:desc>
                </draw:g>
              </table:table-cell>
              <table:table-cell office:value-type="float" office:value="1065359">
                <text:p>1065359</text:p>
              </table:table-cell>
              <table:table-cell office:value-type="float" office:value="79519859">
                <text:p>79519859</text:p>
              </table:table-cell>
            </table:table-row>
            <table:table-row>
              <table:table-cell office:value-type="string">
                <text:p>MSI b.m. 2</text:p>
                <draw:g>
                  <svg:desc>Sheet1.A3:Sheet1.A3</svg:desc>
                </draw:g>
              </table:table-cell>
              <table:table-cell office:value-type="float" office:value="424820">
                <text:p>424820</text:p>
                <draw:g>
                  <svg:desc>Sheet1.B3:Sheet1.D3</svg:desc>
                </draw:g>
              </table:table-cell>
              <table:table-cell office:value-type="float" office:value="1365560">
                <text:p>1365560</text:p>
              </table:table-cell>
              <table:table-cell office:value-type="float" office:value="99461208">
                <text:p>99461208</text:p>
              </table:table-cell>
            </table:table-row>
            <table:table-row>
              <table:table-cell office:value-type="string">
                <text:p>MESI+MG b.m. 3</text:p>
                <draw:g>
                  <svg:desc>Sheet1.A7:Sheet1.A7</svg:desc>
                </draw:g>
              </table:table-cell>
              <table:table-cell office:value-type="float" office:value="364935">
                <text:p>364935</text:p>
                <draw:g>
                  <svg:desc>Sheet1.B7:Sheet1.D7</svg:desc>
                </draw:g>
              </table:table-cell>
              <table:table-cell office:value-type="float" office:value="1443646">
                <text:p>1443646</text:p>
              </table:table-cell>
              <table:table-cell office:value-type="float" office:value="349490846">
                <text:p>349490846</text:p>
              </table:table-cell>
            </table:table-row>
            <table:table-row>
              <table:table-cell office:value-type="string">
                <text:p>MESI+MG b.m. 1</text:p>
                <draw:g>
                  <svg:desc>Sheet1.A6:Sheet1.A6</svg:desc>
                </draw:g>
              </table:table-cell>
              <table:table-cell office:value-type="float" office:value="367441">
                <text:p>367441</text:p>
                <draw:g>
                  <svg:desc>Sheet1.B6:Sheet1.D6</svg:desc>
                </draw:g>
              </table:table-cell>
              <table:table-cell office:value-type="float" office:value="1447024">
                <text:p>1447024</text:p>
              </table:table-cell>
              <table:table-cell office:value-type="float" office:value="349491385">
                <text:p>349491385</text:p>
              </table:table-cell>
            </table:table-row>
            <table:table-row>
              <table:table-cell office:value-type="string">
                <text:p>MESI b.m. 3</text:p>
                <draw:g>
                  <svg:desc>Sheet1.A8:Sheet1.A8</svg:desc>
                </draw:g>
              </table:table-cell>
              <table:table-cell office:value-type="float" office:value="1228914">
                <text:p>1228914</text:p>
                <draw:g>
                  <svg:desc>Sheet1.B8:Sheet1.D8</svg:desc>
                </draw:g>
              </table:table-cell>
              <table:table-cell office:value-type="float" office:value="3128028">
                <text:p>3128028</text:p>
              </table:table-cell>
              <table:table-cell office:value-type="float" office:value="351166742">
                <text:p>351166742</text:p>
              </table:table-cell>
            </table:table-row>
            <table:table-row>
              <table:table-cell office:value-type="string">
                <text:p>MSI b.m. 1</text:p>
                <draw:g>
                  <svg:desc>Sheet1.A2:Sheet1.A2</svg:desc>
                </draw:g>
              </table:table-cell>
              <table:table-cell office:value-type="float" office:value="1433508">
                <text:p>1433508</text:p>
                <draw:g>
                  <svg:desc>Sheet1.B2:Sheet1.D2</svg:desc>
                </draw:g>
              </table:table-cell>
              <table:table-cell office:value-type="float" office:value="4041141">
                <text:p>4041141</text:p>
              </table:table-cell>
              <table:table-cell office:value-type="float" office:value="353765852">
                <text:p>353765852</text:p>
              </table:table-cell>
            </table:table-row>
            <table:table-row>
              <table:table-cell office:value-type="string">
                <text:p>MESI b.m. 1</text:p>
                <draw:g>
                  <svg:desc>Sheet1.A4:Sheet1.A4</svg:desc>
                </draw:g>
              </table:table-cell>
              <table:table-cell office:value-type="float" office:value="1419674">
                <text:p>1419674</text:p>
                <draw:g>
                  <svg:desc>Sheet1.B4:Sheet1.D4</svg:desc>
                </draw:g>
              </table:table-cell>
              <table:table-cell office:value-type="float" office:value="4065025">
                <text:p>4065025</text:p>
              </table:table-cell>
              <table:table-cell office:value-type="float" office:value="353721887">
                <text:p>353721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46cm" svg:height="9.009cm" xlink:href=".." xlink:type="simple" chart:class="chart:bar" chart:style-name="ch1">
        <chart:plot-area chart:style-name="ch2" table:cell-range-address="Sheet1.A10:Sheet1.A13 Sheet1.C10:Sheet1.C13" chart:data-source-has-labels="both" svg:x="0.562cm" svg:y="0.855cm" svg:width="4.86cm" svg:height="7.554cm">
          <chartooo:coordinate-region svg:x="2.181cm" svg:y="1.065cm" svg:width="3.241cm" svg:height="6.675cm"/>
          <chart:axis chart:dimension="x" chart:name="primary-x" chart:style-name="ch3" chartooo:axis-type="auto">
            <chartooo:date-scale/>
            <chart:categories table:cell-range-address="Sheet1.C10:Sheet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11" chart:label-cell-address="Sheet1.A11:Sheet1.A11" chart:class="chart:bar">
            <chart:data-point/>
          </chart:series>
          <chart:series chart:style-name="ch7" chart:values-cell-range-address="Sheet1.C12:Sheet1.C12" chart:label-cell-address="Sheet1.A12:Sheet1.A12" chart:class="chart:bar">
            <chart:data-point/>
          </chart:series>
          <chart:series chart:style-name="ch8" chart:values-cell-range-address="Sheet1.C13:Sheet1.C13" chart:label-cell-address="Sheet1.A13:Sheet1.A1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I</text:p>
                <draw:g>
                  <svg:desc>Sheet1.A11:Sheet1.A11</svg:desc>
                </draw:g>
              </table:table-cell>
              <table:table-cell office:value-type="float" office:value="8412501">
                <text:p>8412501</text:p>
                <draw:g>
                  <svg:desc>Sheet1.C11:Sheet1.C11</svg:desc>
                </draw:g>
              </table:table-cell>
            </table:table-row>
            <table:table-row>
              <table:table-cell office:value-type="string">
                <text:p>MESI</text:p>
                <draw:g>
                  <svg:desc>Sheet1.A12:Sheet1.A12</svg:desc>
                </draw:g>
              </table:table-cell>
              <table:table-cell office:value-type="float" office:value="8396770">
                <text:p>8396770</text:p>
                <draw:g>
                  <svg:desc>Sheet1.C12:Sheet1.C12</svg:desc>
                </draw:g>
              </table:table-cell>
            </table:table-row>
            <table:table-row>
              <table:table-cell office:value-type="string">
                <text:p>MESI+MG</text:p>
                <draw:g>
                  <svg:desc>Sheet1.A13:Sheet1.A13</svg:desc>
                </draw:g>
              </table:table-cell>
              <table:table-cell office:value-type="float" office:value="7301999">
                <text:p>7301999</text:p>
                <draw:g>
                  <svg:desc>Sheet1.C13:Sheet1.C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1cm" svg:height="9.009cm" xlink:href=".." xlink:type="simple" chart:class="chart:bar" chart:style-name="ch1">
        <chart:legend chart:legend-position="end" svg:x="6.024cm" svg:y="3.674cm" style:legend-expansion="high" chart:style-name="ch2"/>
        <chart:plot-area chart:style-name="ch3" table:cell-range-address="Sheet1.D10:Sheet1.D13 Sheet1.A11:Sheet1.A13" chart:data-source-has-labels="both" svg:x="0.62cm" svg:y="0.855cm" svg:width="5.064cm" svg:height="7.554cm">
          <chartooo:coordinate-region svg:x="2.434cm" svg:y="1.065cm" svg:width="3.25cm" svg:height="6.675cm"/>
          <chart:axis chart:dimension="x" chart:name="primary-x" chart:style-name="ch4" chartooo:axis-type="auto">
            <chartooo:date-scale/>
            <chart:categories table:cell-range-address="Sheet1.D10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:Sheet1.D11" chart:label-cell-address="Sheet1.A11:Sheet1.A11" chart:class="chart:bar">
            <chart:data-point/>
          </chart:series>
          <chart:series chart:style-name="ch8" chart:values-cell-range-address="Sheet1.D12:Sheet1.D12" chart:label-cell-address="Sheet1.A12:Sheet1.A12" chart:class="chart:bar">
            <chart:data-point/>
          </chart:series>
          <chart:series chart:style-name="ch9" chart:values-cell-range-address="Sheet1.D13:Sheet1.D13" chart:label-cell-address="Sheet1.A13:Sheet1.A1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I</text:p>
                <draw:g>
                  <svg:desc>Sheet1.A11:Sheet1.A11</svg:desc>
                </draw:g>
              </table:table-cell>
              <table:table-cell office:value-type="float" office:value="30572059">
                <text:p>30572059</text:p>
                <draw:g>
                  <svg:desc>Sheet1.D11:Sheet1.D11</svg:desc>
                </draw:g>
              </table:table-cell>
            </table:table-row>
            <table:table-row>
              <table:table-cell office:value-type="string">
                <text:p>MESI</text:p>
                <draw:g>
                  <svg:desc>Sheet1.A12:Sheet1.A12</svg:desc>
                </draw:g>
              </table:table-cell>
              <table:table-cell office:value-type="float" office:value="30445204">
                <text:p>30445204</text:p>
                <draw:g>
                  <svg:desc>Sheet1.D12:Sheet1.D12</svg:desc>
                </draw:g>
              </table:table-cell>
            </table:table-row>
            <table:table-row>
              <table:table-cell office:value-type="string">
                <text:p>MESI+MG</text:p>
                <draw:g>
                  <svg:desc>Sheet1.A13:Sheet1.A13</svg:desc>
                </draw:g>
              </table:table-cell>
              <table:table-cell office:value-type="float" office:value="26598785">
                <text:p>26598785</text:p>
                <draw:g>
                  <svg:desc>Sheet1.D13:Sheet1.D13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